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ekable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OutputStream.SeekableOutputStream( RandomAccess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ekable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OutputStream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OutputStream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